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9cm" style:rel-column-width="13715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9.098cm" style:rel-column-width="33104*"/>
    </style:style>
    <style:style style:name="Таблица1.E" style:family="table-column">
      <style:table-column-properties style:column-width="1.427cm" style:rel-column-width="5194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2">Показывает без проблем.</text:p>
            <text:p text:style-name="P22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(которая графика без бордюра) сильно растянута по вертикали до границ</text:p>
            <text:p text:style-name="P2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18"/>
      <text:p text:style-name="P21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3-21T13:07:24.29">21.03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2:07:45.53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3" meta:paragraph-count="216" meta:word-count="808" meta:character-count="5616"/>
    <meta:user-defined meta:name="Поле 1"/>
    <meta:user-defined meta:name="Поле 2"/>
    <meta:user-defined meta:name="Поле 3"/>
    <meta:user-defined meta:name="Поле 4"/>
  </office:meta>
</office:document-meta>
</file>